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k</mi>
                  <mo stretchy="false">=</mo>
                  <mn>15</mn>
                </mrow>
              </munderover>
              <mi mathvariant="normal">:</mi>
            </mrow>
            <mrow>
              <mrow>
                <mo fence="true" form="prefix" stretchy="true">(</mo>
                <mrow>
                  <mtable>
                    <mtr>
                      <mtd>
                        <mn>29</mn>
                      </mtd>
                    </mtr>
                    <mtr>
                      <mtd>
                        <mi>K</mi>
                      </mtd>
                    </mtr>
                  </mtable>
                </mrow>
                <mo fence="true" form="postfix" stretchy="true">)</mo>
              </mrow>
              <mo stretchy="false">∗</mo>
              <msup>
                <mn>.01</mn>
                <mi>k</mi>
              </msup>
              <mo stretchy="false">∗</mo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9</mn>
                      <mo stretchy="false">−</mo>
                      <mi>k</mi>
                    </mrow>
                  </mrow>
                  <mo fence="true" form="postfix" stretchy="false">)</mo>
                </mrow>
              </msup>
            </mrow>
          </mrow>
        </mtd>
      </mtr>
      <mtr>
        <mtd>
          <mrow>
            <mrow>
              <munderover>
                <mo stretchy="false">∑</mo>
                <mn>0</mn>
                <mn>15</mn>
              </munderover>
              <mi>k</mi>
            </mrow>
            <mi mathvariant="normal">:</mi>
            <mrow>
              <mfrac>
                <mrow>
                  <mo fence="true" form="prefix" stretchy="false">(</mo>
                  <mrow>
                    <mrow>
                      <mn>29</mn>
                      <mi>!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k</mi>
                      <mi>!</mi>
                      <mrow>
                        <mo fence="true" form="prefix" stretchy="false">(</mo>
                        <mrow>
                          <mrow>
                            <mn>29</mn>
                            <mo stretchy="false">−</mo>
                            <mi>k</mi>
                          </mrow>
                        </mrow>
                        <mo fence="true" form="postfix" stretchy="false">)</mo>
                      </mrow>
                      <mi>!</mi>
                    </mrow>
                  </mrow>
                  <mo fence="true" form="postfix" stretchy="false">)</mo>
                </mrow>
              </mfrac>
              <mo stretchy="false">∗</mo>
              <msup>
                <mn>.01</mn>
                <mi>k</mi>
              </msup>
              <mo stretchy="false">∗</mo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n>29</mn>
                      <mo stretchy="false">−</mo>
                      <mi>k</mi>
                    </mrow>
                  </mrow>
                  <mo fence="true" form="postfix" stretchy="false">)</mo>
                </mrow>
              </msup>
            </mrow>
          </mrow>
        </mtd>
      </mtr>
    </mtable>
    <annotation encoding="StarMath 5.0">sum from {k=0} to {k=15}: left({matrix{29 ##K }  } right) * .01 ^k *(1-p)^(29-k)
newline 
sum from {0} to {15} k:(29!) over (k!(29-k)!) * .01^k * (1-p)^(29-k) 
newline 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34:28.227567474</meta:creation-date>
    <dc:date>2024-02-19T14:16:44.153165764</dc:date>
    <meta:editing-duration>PT42M14S</meta:editing-duration>
    <meta:editing-cycles>3</meta:editing-cycles>
    <meta:generator>LibreOffice/7.6.4.1$Linux_X86_64 LibreOffice_project/60$Build-1</meta:generator>
  </office:meta>
</office:document-meta>
</file>